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Droid Arabic Kufi" svg:font-family="'Droid Arabic Kufi'" style:font-family-generic="roman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Arabic Kufi1" svg:font-family="'Droid Arabic Kufi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 style:list-style-name="WWNum1">
      <style:paragraph-properties fo:margin-left="0.75in" fo:margin-right="0in" fo:margin-top="0in" fo:margin-bottom="0in" loext:contextual-spacing="false" fo:line-height="100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Droid Arabic Kufi" fo:font-size="10pt" fo:font-style="normal" style:text-underline-style="none" fo:font-weight="normal" style:font-name-asian="Droid Arabic Kufi1" style:font-size-asian="10pt" style:font-style-asian="normal" style:font-weight-asian="normal" style:font-name-complex="Droid Arabic Kufi1" style:font-size-complex="10pt"/>
    </style:style>
    <style:style style:name="P3" style:family="paragraph" style:parent-style-name="Standard" style:list-style-name="WWNum1">
      <style:paragraph-properties fo:margin-left="0.75in" fo:margin-right="0in" fo:margin-top="0in" fo:margin-bottom="0in" loext:contextual-spacing="false" fo:line-height="100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color="#000000"/>
    </style:style>
    <style:style style:name="P4" style:family="paragraph" style:parent-style-name="Standard" style:list-style-name="WWNum1">
      <style:paragraph-properties fo:margin-left="0.75in" fo:margin-right="0in" fo:margin-top="0in" fo:margin-bottom="0in" loext:contextual-spacing="false" fo:line-height="100%" fo:text-align="end" style:justify-single-word="false" fo:orphans="2" fo:widows="2" fo:text-indent="-0.25in" style:auto-text-indent="false" fo:padding="0in" fo:border="none" style:writing-mode="rl-tb"/>
      <style:text-properties fo:font-variant="normal" fo:text-transform="none" fo:color="#000000" style:text-line-through-style="none" style:text-line-through-type="none" style:text-position="0% 100%" style:font-name="Droid Arabic Kufi" fo:font-size="10pt" fo:font-style="normal" style:text-underline-style="none" fo:font-weight="normal" style:font-name-asian="Droid Arabic Kufi1" style:font-size-asian="10pt" style:font-style-asian="normal" style:font-weight-asian="normal" style:font-name-complex="Droid Arabic Kufi1" style:font-size-complex="10pt"/>
    </style:style>
    <style:style style:name="P5" style:family="paragraph" style:parent-style-name="Standard" style:list-style-name="WWNum1">
      <style:paragraph-properties fo:margin-left="0.75in" fo:margin-right="0in" fo:margin-top="0in" fo:margin-bottom="0in" loext:contextual-spacing="false" fo:line-height="100%" fo:text-align="end" style:justify-single-word="false" fo:orphans="2" fo:widows="2" fo:text-indent="-0.25in" style:auto-text-indent="false" fo:padding="0in" fo:border="none" style:writing-mode="rl-tb"/>
      <style:text-properties fo:font-variant="normal" fo:text-transform="none" fo:color="#000000" style:text-line-through-style="none" style:text-line-through-type="none" style:text-position="0% 100%" style:font-name="Droid Arabic Kufi" fo:font-size="10pt" fo:font-style="normal" style:text-underline-style="none" fo:font-weight="normal" officeooo:rsid="00033083" officeooo:paragraph-rsid="00033083" style:font-name-asian="Droid Arabic Kufi1" style:font-size-asian="10pt" style:font-style-asian="normal" style:font-weight-asian="normal" style:font-name-complex="Droid Arabic Kufi1" style:font-size-complex="10pt"/>
    </style:style>
    <style:style style:name="P6" style:family="paragraph" style:parent-style-name="Standard" style:list-style-name="WWNum1">
      <style:paragraph-properties fo:margin-left="0.75in" fo:margin-right="0in" fo:margin-top="0in" fo:margin-bottom="0in" loext:contextual-spacing="false" fo:line-height="100%" fo:text-align="end" style:justify-single-word="false" fo:orphans="2" fo:widows="2" fo:text-indent="-0.25in" style:auto-text-indent="false" fo:padding="0in" fo:border="none" style:writing-mode="rl-tb"/>
      <style:text-properties fo:color="#000000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Droid Arabic Kufi" fo:font-size="10pt" fo:font-style="normal" style:text-underline-style="none" fo:font-weight="normal" style:font-name-asian="Droid Arabic Kufi1" style:font-size-asian="10pt" style:font-style-asian="normal" style:font-weight-asian="normal" style:font-name-complex="Droid Arabic Kufi1" style:font-size-complex="10pt"/>
    </style:style>
    <style:style style:name="P8" style:family="paragraph" style:parent-style-name="Standard" style:master-page-name="Standard">
      <style:paragraph-properties fo:text-align="end" style:justify-single-word="false" style:page-number="1" style:writing-mode="rl-tb"/>
      <style:text-properties fo:color="#000000" style:font-name="Droid Arabic Kufi" fo:font-size="10.5pt" style:text-underline-style="solid" style:text-underline-width="auto" style:text-underline-color="font-color" fo:font-weight="bold" style:font-name-asian="Droid Arabic Kufi1" style:font-size-asian="10.5pt" style:font-weight-asian="bold" style:font-name-complex="Droid Arabic Kufi1" style:font-size-complex="10.5pt"/>
    </style:style>
    <style:style style:name="P9" style:family="paragraph" style:parent-style-name="Standard">
      <style:paragraph-properties fo:text-align="end" style:justify-single-word="false" style:writing-mode="rl-tb"/>
      <style:text-properties fo:color="#000000" style:font-name="Droid Arabic Kufi" fo:font-size="10pt" style:font-name-asian="Droid Arabic Kufi1" style:font-size-asian="10pt" style:font-name-complex="Droid Arabic Kufi1" style:font-size-complex="10pt"/>
    </style:style>
    <style:style style:name="P10" style:family="paragraph" style:parent-style-name="Standard">
      <style:paragraph-properties fo:text-align="end" style:justify-single-word="false" style:writing-mode="rl-tb"/>
      <style:text-properties fo:color="#000000" style:font-name="Droid Arabic Kufi" fo:font-size="10.5pt" style:font-name-asian="Droid Arabic Kufi1" style:font-size-asian="10.5pt" style:font-name-complex="Droid Arabic Kufi1" style:font-size-complex="10.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Arabic Kufi" fo:font-size="10pt" fo:font-style="normal" style:text-underline-style="none" fo:font-weight="normal" style:font-name-asian="Droid Arabic Kufi1" style:font-size-asian="10pt" style:font-style-asian="normal" style:font-weight-asian="normal" style:font-name-complex="Droid Arabic Kufi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3" style:family="text">
      <style:text-properties fo:font-variant="normal" fo:text-transform="none" style:text-line-through-style="none" style:text-line-through-type="none" style:text-position="0% 100%" style:font-name="Droid Arabic Kufi" fo:font-size="10pt" fo:font-style="normal" style:text-underline-style="none" fo:font-weight="normal" style:font-name-asian="Droid Arabic Kufi1" style:font-size-asian="10pt" style:font-style-asian="normal" style:font-weight-asian="normal" style:font-name-complex="Droid Arabic Kufi1" style:font-size-complex="10pt"/>
    </style:style>
    <style:style style:name="T4" style:family="text">
      <style:text-properties fo:font-variant="normal" fo:text-transform="none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5" style:family="text">
      <style:text-properties fo:font-variant="normal" fo:text-transform="none" style:text-line-through-style="none" style:text-line-through-type="none" style:text-position="0% 100%" style:font-name="JetBrains Mono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6" style:family="text">
      <style:text-properties fo:font-variant="normal" fo:text-transform="none" fo:color="#808080" style:text-line-through-style="none" style:text-line-through-type="none" style:text-position="0% 100%" style:font-name="JetBrains Mono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7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888c6" style:font-name="JetBrains Mono"/>
    </style:style>
    <style:style style:name="T9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style:font-name="JetBrains Mono"/>
    </style:style>
    <style:style style:name="T11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style:font-name="JetBrains Mono"/>
    </style:style>
    <style:style style:name="T13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897bb" style:font-name="JetBrains Mono"/>
    </style:style>
    <style:style style:name="T15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c7832" style:font-name="JetBrains Mono"/>
    </style:style>
    <style:style style:name="T17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808080" style:font-name="JetBrains Mono"/>
    </style:style>
    <style:style style:name="T19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style:font-name="JetBrains Mono"/>
    </style:style>
    <style:style style:name="T25" style:family="text">
      <style:text-properties style:font-name="JetBrains Mono"/>
    </style:style>
    <style:style style:name="T26" style:family="text">
      <style:text-properties style:font-name="JetBrains Mono"/>
    </style:style>
    <style:style style:name="T27" style:family="text">
      <style:text-properties style:font-name="JetBrains Mono"/>
    </style:style>
    <style:style style:name="T28" style:family="text">
      <style:text-properties style:font-name="JetBrai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تمارين علي التكرار في بايثون :</text:p>
      <text:list xml:id="list2223294654" text:style-name="WWNum1">
        <text:list-item>
          <text:p text:style-name="P3"><text:span text:style-name="T3">باستخدام التكرار في بايثون ، اكتب كود لعرض جدول الضرب للأرقام من ١ ل ١٢ علي ان تكون النتيجة بهذا الشكل ١ X <text:s text:c="3"/>١ = ١ وهكذا</text:span><text:span text:style-name="T4"> </text:span></text:p>
          <text:list>
            <text:list-item>
              <text:p text:style-name="P6"><text:span text:style-name="T17">#1</text:span><text:line-break/><text:line-break/><text:span text:style-name="T7">print</text:span><text:span text:style-name="T9">(</text:span><text:span text:style-name="T11">'Task 1'</text:span><text:span text:style-name="T9">)</text:span><text:line-break/><text:line-break/><text:span text:style-name="T15">for </text:span><text:span text:style-name="T9">x </text:span><text:span text:style-name="T15">in </text:span><text:span text:style-name="T7">range</text:span><text:span text:style-name="T9">(</text:span><text:span text:style-name="T13">0</text:span><text:span text:style-name="T15">, </text:span><text:span text:style-name="T13">13</text:span><text:span text:style-name="T9">):</text:span><text:line-break/><text:span text:style-name="T9"> <text:s text:c="3"/></text:span><text:span text:style-name="T7">print</text:span><text:span text:style-name="T9">(x</text:span><text:span text:style-name="T15">, </text:span><text:span text:style-name="T11">'Results'</text:span><text:span text:style-name="T9">)</text:span><text:line-break/><text:span text:style-name="T9"> <text:s text:c="3"/></text:span><text:span text:style-name="T15">for </text:span><text:span text:style-name="T9">y </text:span><text:span text:style-name="T15">in </text:span><text:span text:style-name="T7">range</text:span><text:span text:style-name="T9">(</text:span><text:span text:style-name="T13">0</text:span><text:span text:style-name="T15">, </text:span><text:span text:style-name="T13">13</text:span><text:span text:style-name="T9">):</text:span><text:line-break/><text:span text:style-name="T9"> <text:s text:c="7"/>z = y * x</text:span><text:line-break/><text:span text:style-name="T9"> <text:s text:c="7"/></text:span><text:span text:style-name="T7">print</text:span><text:span text:style-name="T9">(x</text:span><text:span text:style-name="T15">, </text:span><text:span text:style-name="T11">'*'</text:span><text:span text:style-name="T15">, </text:span><text:span text:style-name="T9">y</text:span><text:span text:style-name="T15">, </text:span><text:span text:style-name="T11">'='</text:span><text:span text:style-name="T15">, </text:span><text:span text:style-name="T9">z)</text:span></text:p>
            </text:list-item>
          </text:list>
        </text:list-item>
      </text:list>
      <text:p text:style-name="P9"/>
      <text:list xml:id="list100618727765792" text:continue-numbering="true" text:style-name="WWNum1">
        <text:list-item>
          <text:p text:style-name="P2">باستخدام الكود السابق عدل الكود واضف امكانيه للمستخدم بان يدخل بداية جدول الضرب ونهايته ، حيث ان البرنامج يسال المستخدم عن بداية الجدول وعن نهايته عند بدا الكود </text:p>
          <text:list>
            <text:list-item>
              <text:p text:style-name="P4"><text:span text:style-name="T18">#1-2</text:span><text:line-break/><text:line-break/><text:span text:style-name="T8">print</text:span><text:span text:style-name="T10">(</text:span><text:span text:style-name="T12">'Task 1-2'</text:span><text:span text:style-name="T10">)</text:span><text:line-break/><text:span text:style-name="T10">a = </text:span><text:span text:style-name="T8">int</text:span><text:span text:style-name="T10">(</text:span><text:span text:style-name="T8">input</text:span><text:span text:style-name="T10">(</text:span><text:span text:style-name="T12">'Enter Starting Number: '</text:span><text:span text:style-name="T10">))</text:span><text:line-break/><text:span text:style-name="T10">b = </text:span><text:span text:style-name="T8">int</text:span><text:span text:style-name="T10">(</text:span><text:span text:style-name="T8">input</text:span><text:span text:style-name="T10">(</text:span><text:span text:style-name="T12">'Enter End Number: '</text:span><text:span text:style-name="T10">))</text:span><text:line-break/><text:line-break/><text:span text:style-name="T10">b += </text:span><text:span text:style-name="T14">1</text:span><text:line-break/><text:span text:style-name="T16">for </text:span><text:span text:style-name="T10">x </text:span><text:span text:style-name="T16">in </text:span><text:span text:style-name="T8">range</text:span><text:span text:style-name="T10">(a</text:span><text:span text:style-name="T16">, </text:span><text:span text:style-name="T10">b):</text:span><text:line-break/><text:span text:style-name="T10"> <text:s text:c="3"/></text:span><text:span text:style-name="T8">print</text:span><text:span text:style-name="T10">(x</text:span><text:span text:style-name="T16">, </text:span><text:span text:style-name="T12">'Results'</text:span><text:span text:style-name="T10">)</text:span><text:line-break/><text:span text:style-name="T10"> <text:s text:c="3"/></text:span><text:span text:style-name="T16">for </text:span><text:span text:style-name="T10">y </text:span><text:span text:style-name="T16">in </text:span><text:span text:style-name="T8">range</text:span><text:span text:style-name="T10">(a</text:span><text:span text:style-name="T16">, </text:span><text:span text:style-name="T10">b):</text:span><text:line-break/><text:span text:style-name="T10"> <text:s text:c="7"/>z = y * x</text:span><text:line-break/><text:span text:style-name="T10"> <text:s text:c="7"/></text:span><text:span text:style-name="T8">print</text:span><text:span text:style-name="T10">(x</text:span><text:span text:style-name="T16">, </text:span><text:span text:style-name="T12">'*'</text:span><text:span text:style-name="T16">, </text:span><text:span text:style-name="T10">y</text:span><text:span text:style-name="T16">, </text:span><text:span text:style-name="T12">'='</text:span><text:span text:style-name="T16">, </text:span><text:span text:style-name="T10">z)</text:span><text:line-break/></text:p>
            </text:list-item>
          </text:list>
        </text:list-item>
        <text:list-item>
          <text:p text:style-name="P2">باستخدام التحكم في التكرار اكتب برنامج يطبع الأرقام من ١ الي ٢٠ وعند الوصول للرقم ١٠ يتخطى الكود هذا الرقم بدون طباعته </text:p>
          <text:list>
            <text:list-item>
              <text:p text:style-name="P4"><text:span text:style-name="T18">#2</text:span><text:line-break/><text:line-break/><text:span text:style-name="T8">print</text:span><text:span text:style-name="T10">(</text:span><text:span text:style-name="T12">'Task 2'</text:span><text:span text:style-name="T10">)</text:span><text:line-break/><text:line-break/><text:span text:style-name="T16">for </text:span><text:span text:style-name="T10">i </text:span><text:span text:style-name="T16">in </text:span><text:span text:style-name="T8">range</text:span><text:span text:style-name="T10">(</text:span><text:span text:style-name="T14">21</text:span><text:span text:style-name="T10">):</text:span><text:line-break/><text:span text:style-name="T10"> <text:s text:c="3"/></text:span><text:span text:style-name="T16">if </text:span><text:span text:style-name="T10">i == </text:span><text:span text:style-name="T14">10</text:span><text:span text:style-name="T10">:</text:span><text:line-break/><text:span text:style-name="T10"> <text:s text:c="7"/></text:span><text:span text:style-name="T16">continue</text:span><text:line-break/><text:span text:style-name="T16"> <text:s text:c="3"/></text:span><text:span text:style-name="T8">print</text:span><text:span text:style-name="T10">(i)</text:span><text:line-break/><text:span text:style-name="T10"> <text:s text:c="3"/>i += </text:span><text:span text:style-name="T14">1</text:span></text:p>
            </text:list-item>
          </text:list>
        </text:list-item>
      </text:list>
      <text:p text:style-name="P7"/>
      <text:list xml:id="list100619577880703" text:continue-numbering="true" text:style-name="WWNum1">
        <text:list-item>
          <text:p text:style-name="P2">اذا اردنا للكود السابق ان يخرج من تنفيذ جمله الطباعة ماذا نستخدم </text:p>
          <text:list>
            <text:list-item>
              <text:p text:style-name="P5">break</text:p>
            </text:list-item>
          </text:list>
        </text:list-item>
      </text:list>
      <text:p text:style-name="P10"/>
      <text:p text:style-name="P10"><text:soft-page-break/></text:p>
      <text:p text:style-name="P10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Droid Arabic Kufi" svg:font-family="'Droid Arabic Kufi'" style:font-family-generic="roman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Arabic Kufi1" svg:font-family="'Droid Arabic Kufi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Droid Arabic Kufi" fo:font-family="'Droid Arabic Kufi'" style:font-family-generic="roman" style:font-pitch="variable"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7T09:04:00</meta:creation-date>
    <meta:initial-creator>Microsoft Office User</meta:initial-creator>
    <meta:generator>LibreOffice/6.4.5.2$Windows_X86_64 LibreOffice_project/a726b36747cf2001e06b58ad5db1aa3a9a1872d6</meta:generator>
    <dc:date>2020-08-30T10:06:17.242000000</dc:date>
    <meta:editing-duration>PT24M25S</meta:editing-duration>
    <meta:editing-cycles>1</meta:editing-cycles>
    <meta:document-statistic meta:table-count="0" meta:image-count="0" meta:object-count="0" meta:page-count="2" meta:paragraph-count="9" meta:word-count="185" meta:character-count="986" meta:non-whitespace-character-count="736"/>
  </office:meta>
</office:document-meta>
</file>